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808080" style:font-name="Consolas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808080"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table aliments, description, lien OFF</text:p>
      <text:p text:style-name="Standard">1 table catégories</text:p>
      <text:p text:style-name="Standard"/>
      <text:p text:style-name="Standard">1 table magasins</text:p>
      <text:p text:style-name="Standard">1 table favoris ?</text:p>
      <text:p text:style-name="Standard"/>
      <text:p text:style-name="Standard">Liens alim-catégories </text:p>
      <text:p text:style-name="Standard">liens alim-magasins</text:p>
      <text:p text:style-name="Standard">liens favoris-aliments ?</text:p>
      <text:p text:style-name="Standard"/>
      <text:p text:style-name="Standard">En fait, il faudrait une table utilisateur, avec lien vers aliments pour créer des favoris pour chaque util...</text:p>
      <text:p text:style-name="Standard"/>
      <text:p text:style-name="Standard"/>
      <text:p text:style-name="Standard">URL API OFF :</text:p>
      <text:p text:style-name="Standard"><text:a xlink:type="simple" xlink:href="https://fr.openfoodfacts.org/data" text:style-name="Internet_20_link" text:visited-style-name="Visited_20_Internet_20_Link">https://fr.openfoodfacts.org/data</text:a></text:p>
      <text:p text:style-name="Standard"/>
      <text:p text:style-name="Standard">pyinquire : librairie : couleurs, listes à choix multiples...</text:p>
      <text:p text:style-name="Standard">click : librairie</text:p>
      <text:p text:style-name="Standard">cement : librairie</text:p>
      <text:p text:style-name="Standard"/>
      <text:p text:style-name="Standard">lien à aller voir : </text:p>
      <text:p text:style-name="Standard"><text:a xlink:type="simple" xlink:href="https://codeburst.io/building-beautiful-command-line-interfaces-with-python-26c7e1bb54df?gi=5b050ba3f703" text:style-name="Internet_20_link" text:visited-style-name="Visited_20_Internet_20_Link">https://codeburst.io/building-beautiful-command-line-interfaces-with-python-26c7e1bb54df?gi=5b050ba3f703</text:a></text:p>
      <text:p text:style-name="Standard"/>
      <text:p text:style-name="Standard"/>
      <text:p text:style-name="P2">#</text:p>
      <text:p text:style-name="P2"># def main():</text:p>
      <text:p text:style-name="P2">#</text:p>
      <text:p text:style-name="P2"># <text:s text:c="4"/># get categories from the OpenFoodFacts' API</text:p>
      <text:p text:style-name="P2"># <text:s text:c="4"/>request_categories = requests.get('https://fr.openfoodfacts.org/categories&amp;json=1')</text:p>
      <text:p text:style-name="P2"># <text:s text:c="4"/>categories_json = request_categories.json()</text:p>
      <text:p text:style-name="P2"># <text:s text:c="4"/>data_tags = categories_json.get('tags')</text:p>
      <text:p text:style-name="P2">#</text:p>
      <text:p text:style-name="P2"># <text:s text:c="4"/># make some sorting</text:p>
      <text:p text:style-name="P2"># <text:s text:c="4"/>data_categories = []</text:p>
      <text:p text:style-name="P2"># <text:s text:c="4"/>for data in data_tags:</text:p>
      <text:p text:style-name="P2"># <text:s text:c="8"/># for a useful category, we want at least 500 products</text:p>
      <text:p text:style-name="P2"># <text:s text:c="8"/>if data['products'] &gt; 100:</text:p>
      <text:p text:style-name="P2"># <text:s text:c="12"/>data_categories.append((data['name'], data['url'], data['products']))</text:p>
      <text:p text:style-name="P2"># <text:s text:c="4"/>category_number = 0</text:p>
      <text:p text:style-name="P2"># <text:s text:c="4"/>category_tested = 0</text:p>
      <text:p text:style-name="P2"># <text:s text:c="4"/>categories = []</text:p>
      <text:p text:style-name="P2"># <text:s text:c="4"/># we want 20 ctegories</text:p>
      <text:p text:style-name="P2"># <text:s text:c="4"/>while category_number &lt; 10:</text:p>
      <text:p text:style-name="P2"># <text:s text:c="8"/># we keep only categories with a clean name</text:p>
      <text:p text:style-name="P2"># <text:s text:c="8"/>if ":" not in data_categories[category_tested][0] and "-" not in data_categories[category_tested][0]:</text:p>
      <text:p text:style-name="P2"># <text:s text:c="12"/>categories.append(data_categories[category_tested])</text:p>
      <text:p text:style-name="P2"># <text:s text:c="12"/>category_number += 1</text:p>
      <text:p text:style-name="P2"># <text:s text:c="8"/>category_tested += 1</text:p>
      <text:p text:style-name="P2">#</text:p>
      <text:p text:style-name="P2"># <text:s text:c="4"/># get products from OFF</text:p>
      <text:p text:style-name="P2"># <text:s text:c="4"/>products = []</text:p>
      <text:p text:style-name="P2"># <text:s text:c="4"/>prod_nb = 0</text:p>
      <text:p text:style-name="P2"># <text:s text:c="4"/>pnb = 0</text:p>
      <text:p text:style-name="P2"><text:soft-page-break/># <text:s text:c="4"/>prod = []</text:p>
      <text:p text:style-name="P2"># <text:s text:c="4"/>for category in categories:</text:p>
      <text:p text:style-name="P2"># <text:s text:c="8"/>pages_count = 1</text:p>
      <text:p text:style-name="P2"># <text:s text:c="8"/>needed_pages = category[2]/20</text:p>
      <text:p text:style-name="P2"># <text:s text:c="8"/>if needed_pages &gt; 5:</text:p>
      <text:p text:style-name="P2"># <text:s text:c="12"/>needed_pages = 5</text:p>
      <text:p text:style-name="P2"># <text:s text:c="8"/>while pages_count &lt; needed_pages:</text:p>
      <text:p text:style-name="P2"># <text:s text:c="12"/># we request pages one by one</text:p>
      <text:p text:style-name="P2"># <text:s text:c="12"/># request_products = requests.get(category[1] + '/' + str(pages_count) + '.json')</text:p>
      <text:p text:style-name="P2"># <text:s text:c="12"/>request_products = requests.get(category[1] + '&amp;json=' + str(pages_count))</text:p>
      <text:p text:style-name="P2"># <text:s text:c="12"/>products_json = request_products.json()</text:p>
      <text:p text:style-name="P2"># <text:s text:c="12"/>prod.append(products_json.get('products'))</text:p>
      <text:p text:style-name="P2"># <text:s text:c="12"/>pages_count += 1</text:p>
      <text:p text:style-name="P2">#</text:p>
      <text:p text:style-name="P2"># <text:s text:c="8"/># make some sorting</text:p>
      <text:p text:style-name="P2"># <text:s text:c="8"/>for i in (range(0, len(prod)-1)):</text:p>
      <text:p text:style-name="P2"># <text:s text:c="12"/>for p in prod[i]:</text:p>
      <text:p text:style-name="P2"># <text:s text:c="16"/>url = p.get('url')</text:p>
      <text:p text:style-name="P2"># <text:s text:c="16"/>name = p.get('product_name_fr')</text:p>
      <text:p text:style-name="P2"># <text:s text:c="16"/>nutriscore = p.get('nutrition_grades')</text:p>
      <text:p text:style-name="P2"># <text:s text:c="16"/>categ = p.get('categories')</text:p>
      <text:p text:style-name="P2"># <text:s text:c="16"/>stores = p.get('stores')</text:p>
      <text:p text:style-name="P2"># <text:s text:c="16"/>country = p.get('countries')</text:p>
      <text:p text:style-name="P2"># <text:s text:c="16"/>pnb += 1</text:p>
      <text:p text:style-name="P2"># <text:s text:c="16"/>if all([url, name, nutriscore, categ, stores, country.lower().strip() == "france"]):</text:p>
      <text:p text:style-name="P2"># <text:s text:c="16"/># if valid_result(url, name, nutriscore, categ, stores, country):</text:p>
      <text:p text:style-name="P2"># <text:s text:c="20"/>#insert directement dans la bdd à revoir +++</text:p>
      <text:p text:style-name="P2"># <text:s text:c="20"/>options = {"name": name, "link": url, "nutriscore": nutriscore, "categories": categ, "stores": stores}</text:p>
      <text:p text:style-name="P2"># <text:s text:c="20"/>product = Product(**options)</text:p>
      <text:p text:style-name="P2"># <text:s text:c="20"/>product.insert_into_db()</text:p>
      <text:p text:style-name="P2"># <text:s text:c="20"/>prod_nb += 1</text:p>
      <text:p text:style-name="P2"># <text:s text:c="4"/>print(prod_nb)</text:p>
      <text:p text:style-name="P1"># <text:s text:c="4"/>print(pnb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4M39S</meta:editing-duration>
    <meta:editing-cycles>6</meta:editing-cycles>
    <meta:generator>OpenOffice/4.1.1$Win32 OpenOffice.org_project/411m6$Build-9775</meta:generator>
    <dc:date>2019-09-18T11:53:27.26</dc:date>
    <meta:document-statistic meta:table-count="0" meta:image-count="0" meta:object-count="0" meta:page-count="2" meta:paragraph-count="77" meta:word-count="369" meta:character-count="3071"/>
    <meta:user-defined meta:name="Info 1"/>
    <meta:user-defined meta:name="Info 2"/>
    <meta:user-defined meta:name="Info 3"/>
    <meta:user-defined meta:name="Info 4"/>
  </office:meta>
</office:document-meta>
</file>